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3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pour aller plus loin : </text:p>
      <text:p text:style-name="P1"/>
      <text:p text:style-name="P1">1- Afficher les 10 locations les plus longues (nom/prenom client, film, video club, durée) </text:p>
      <text:p text:style-name="P1">2- Afficher les 10 meilleurs clients actifs par montant dépensé (nom/prénom client, montant dépensé) </text:p>
      <text:p text:style-name="P1">3- Afficher la durée moyenne de location par film triée de manière descendante </text:p>
      <text:p text:style-name="P1">4- Afficher tous les films n'ayant jamais été empruntés </text:p>
      <text:p text:style-name="P1">5- Afficher le nombre d'employés (staff) par video club </text:p>
      <text:p text:style-name="P1">6- Afficher les 10 villes avec le plus de video clubs </text:p>
      <text:p text:style-name="P1">7- Afficher le film le plus long dans lequel joue Johnny Lollobrigida </text:p>
      <text:p text:style-name="P1">8- Afficher le temps moyen de location du film 'Academy dinosaur' </text:p>
      <text:p text:style-name="P1">9- Afficher les films avec plus de deux exemplaires en invenatire (store id, titre du film, nombre d'exemplaires) </text:p>
      <text:p text:style-name="P1">10- Lister les films contenant 'din' dans le titre </text:p>
      <text:p text:style-name="P1">11- Lister les 5 films les plus empruntés </text:p>
      <text:p text:style-name="P1">12- Lister les films sortis en 2003, 2005 et 2006 </text:p>
      <text:p text:style-name="P1">13- Afficher les films ayant été empruntés mais n'ayant pas encore été restitués, triés par date d'emprunt. Afficher seulement les 10 premiers. </text:p>
      <text:p text:style-name="P1">14- Afficher les films d'action durant plus de 2h </text:p>
      <text:p text:style-name="P1">15- Afficher tous les utilisateurs ayant emprunté des films avec la mention NC-17 </text:p>
      <text:p text:style-name="P1">16- Afficher les films d'animation dont la langue originale est l'anglais </text:p>
      <text:p text:style-name="P1">17- Afficher les films dans lesquels une actrice nommée Jennifer a joué (bonus: en même temps qu'un acteur nommé Johnny) </text:p>
      <text:p text:style-name="P1">18- Quelles sont les 3 catégories les plus empruntées? </text:p>
      <text:p text:style-name="P1">19- Quelles sont les 10 villes où on a fait le plus de locations? </text:p>
      <text:p text:style-name="P1">20- Lister les acteurs ayant joué dans au moins 1 fil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0:34:08.057175740</meta:creation-date>
    <dc:date>2020-07-17T10:35:25.722821352</dc:date>
    <meta:editing-duration>PT1M21S</meta:editing-duration>
    <meta:editing-cycles>1</meta:editing-cycles>
    <meta:document-statistic meta:table-count="0" meta:image-count="0" meta:object-count="0" meta:page-count="1" meta:paragraph-count="21" meta:word-count="253" meta:character-count="1509" meta:non-whitespace-character-count="1257"/>
    <meta:generator>LibreOffice/6.0.7.3$Linux_X86_64 LibreOffice_project/00m0$Build-3</meta:generator>
  </office:meta>
</office:document-meta>
</file>